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fo:background-color="#FFFF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6364" table:default-cell-style-name="ce1"/>
        <table:table-row table:style-name="ro1">
          <table:table-cell office:value-type="float" office:value="17" table:style-name="ce2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4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float" office:value="17" table:style-name="ce9">
            <text:p>17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6" table:style-name="ce9">
            <text:p>16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9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9">
            <text:p>20</text:p>
          </table:table-cell>
          <table:table-cell office:value-type="float" office:value="20" table:style-name="ce9">
            <text:p>20</text:p>
          </table:table-cell>
          <table:table-cell office:value-type="float" office:value="16" table:style-name="ce9">
            <text:p>16</text:p>
          </table:table-cell>
          <table:table-cell office:value-type="float" office:value="18" table:style-name="ce9">
            <text:p>18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9">
            <text:p>20</text:p>
          </table:table-cell>
          <table:table-cell office:value-type="float" office:value="15" table:style-name="ce9">
            <text:p>15</text:p>
          </table:table-cell>
          <table:table-cell office:value-type="float" office:value="15" table:style-name="ce9">
            <text:p>15</text:p>
          </table:table-cell>
          <table:table-cell office:value-type="float" office:value="20" table:style-name="ce10">
            <text:p>20</text:p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1">
          <table:table-cell office:value-type="float" office:value="602" table:formula="of:=MIN([.A24];[.B23])+[.A1]" table:style-name="ce2">
            <text:p>602</text:p>
          </table:table-cell>
          <table:table-cell office:value-type="float" office:value="585" table:formula="of:=MIN([.B24];[.C23])+[.B1]" table:style-name="ce3">
            <text:p>585</text:p>
          </table:table-cell>
          <table:table-cell office:value-type="float" office:value="586" table:formula="of:=MIN([.C24];[.D23])+[.C1]" table:style-name="ce3">
            <text:p>586</text:p>
          </table:table-cell>
          <table:table-cell office:value-type="float" office:value="572" table:formula="of:=MIN([.D24];[.E23])+[.D1]" table:style-name="ce3">
            <text:p>572</text:p>
          </table:table-cell>
          <table:table-cell office:value-type="float" office:value="568" table:formula="of:=MIN([.E24];[.F23])+[.E1]" table:style-name="ce3">
            <text:p>568</text:p>
          </table:table-cell>
          <table:table-cell office:value-type="float" office:value="551" table:formula="of:=MIN([.F24];[.G23])+[.F1]" table:style-name="ce3">
            <text:p>551</text:p>
          </table:table-cell>
          <table:table-cell office:value-type="float" office:value="539" table:formula="of:=MIN([.G24];[.H23])+[.G1]" table:style-name="ce3">
            <text:p>539</text:p>
          </table:table-cell>
          <table:table-cell office:value-type="float" office:value="520" table:formula="of:=MIN([.H24];[.I23])+[.H1]" table:style-name="ce3">
            <text:p>520</text:p>
          </table:table-cell>
          <table:table-cell office:value-type="float" office:value="503" table:formula="of:=MIN([.I24];[.J23])+[.I1]" table:style-name="ce3">
            <text:p>503</text:p>
          </table:table-cell>
          <table:table-cell office:value-type="float" office:value="497" table:formula="of:=MIN([.J24];[.K23])+[.J1]" table:style-name="ce3">
            <text:p>497</text:p>
          </table:table-cell>
          <table:table-cell office:value-type="float" office:value="484" table:formula="of:=MIN([.K24];[.L23])+[.K1]" table:style-name="ce3">
            <text:p>484</text:p>
          </table:table-cell>
          <table:table-cell office:value-type="float" office:value="468" table:formula="of:=MIN([.L24];[.M23])+[.L1]" table:style-name="ce3">
            <text:p>468</text:p>
          </table:table-cell>
          <table:table-cell office:value-type="float" office:value="450" table:formula="of:=MIN([.M24];[.N23])+[.M1]" table:style-name="ce3">
            <text:p>450</text:p>
          </table:table-cell>
          <table:table-cell office:value-type="float" office:value="438" table:formula="of:=MIN([.N24];[.O23])+[.N1]" table:style-name="ce3">
            <text:p>438</text:p>
          </table:table-cell>
          <table:table-cell office:value-type="float" office:value="422" table:formula="of:=MIN([.O24];[.P23])+[.O1]" table:style-name="ce3">
            <text:p>422</text:p>
          </table:table-cell>
          <table:table-cell office:value-type="float" office:value="405" table:formula="of:=MIN([.P24];[.Q23])+[.P1]" table:style-name="ce3">
            <text:p>405</text:p>
          </table:table-cell>
          <table:table-cell office:value-type="float" office:value="392" table:formula="of:=MIN([.Q24];[.R23])+[.Q1]" table:style-name="ce3">
            <text:p>392</text:p>
          </table:table-cell>
          <table:table-cell office:value-type="float" office:value="381" table:formula="of:=MIN([.R24];[.S23])+[.R1]" table:style-name="ce3">
            <text:p>381</text:p>
          </table:table-cell>
          <table:table-cell office:value-type="float" office:value="369" table:formula="of:=MIN([.S24];[.T23])+[.S1]" table:style-name="ce3">
            <text:p>369</text:p>
          </table:table-cell>
          <table:table-cell office:value-type="float" office:value="352" table:formula="of:=MIN([.T24];[.U23])+[.T1]" table:style-name="ce4">
            <text:p>352</text:p>
          </table:table-cell>
          <table:table-cell table:number-columns-repeated="16364" table:style-name="ce1"/>
        </table:table-row>
        <table:table-row table:style-name="ro1">
          <table:table-cell office:value-type="float" office:value="588" table:formula="of:=MIN([.A25];[.B24])+[.A2]" table:style-name="ce5">
            <text:p>588</text:p>
          </table:table-cell>
          <table:table-cell office:value-type="float" office:value="570" table:formula="of:=MIN([.B25];[.C24])+[.B2]" table:style-name="ce6">
            <text:p>570</text:p>
          </table:table-cell>
          <table:table-cell office:value-type="float" office:value="568" table:formula="of:=MIN([.C25];[.D24])+[.C2]" table:style-name="ce6">
            <text:p>568</text:p>
          </table:table-cell>
          <table:table-cell office:value-type="float" office:value="552" table:formula="of:=MIN([.D25];[.E24])+[.D2]" table:style-name="ce6">
            <text:p>552</text:p>
          </table:table-cell>
          <table:table-cell office:value-type="float" office:value="554" table:formula="of:=MIN([.E25];[.F24])+[.E2]" table:style-name="ce6">
            <text:p>554</text:p>
          </table:table-cell>
          <table:table-cell office:value-type="float" office:value="535" table:formula="of:=MIN([.F25];[.G24])+[.F2]" table:style-name="ce6">
            <text:p>535</text:p>
          </table:table-cell>
          <table:table-cell office:value-type="float" office:value="519" table:formula="of:=MIN([.G25];[.H24])+[.G2]" table:style-name="ce6">
            <text:p>519</text:p>
          </table:table-cell>
          <table:table-cell office:value-type="float" office:value="502" table:formula="of:=MIN([.H25];[.I24])+[.H2]" table:style-name="ce6">
            <text:p>502</text:p>
          </table:table-cell>
          <table:table-cell office:value-type="float" office:value="483" table:formula="of:=MIN([.I25];[.J24])+[.I2]" table:style-name="ce6">
            <text:p>483</text:p>
          </table:table-cell>
          <table:table-cell office:value-type="float" office:value="479" table:formula="of:=MIN([.J25];[.K24])+[.J2]" table:style-name="ce6">
            <text:p>479</text:p>
          </table:table-cell>
          <table:table-cell office:value-type="float" office:value="464" table:formula="of:=MIN([.K25];[.L24])+[.K2]" table:style-name="ce6">
            <text:p>464</text:p>
          </table:table-cell>
          <table:table-cell office:value-type="float" office:value="448" table:formula="of:=MIN([.L25];[.M24])+[.L2]" table:style-name="ce6">
            <text:p>448</text:p>
          </table:table-cell>
          <table:table-cell office:value-type="float" office:value="430" table:formula="of:=MIN([.M25];[.N24])+[.M2]" table:style-name="ce6">
            <text:p>430</text:p>
          </table:table-cell>
          <table:table-cell office:value-type="float" office:value="418" table:formula="of:=MIN([.N25];[.O24])+[.N2]" table:style-name="ce6">
            <text:p>418</text:p>
          </table:table-cell>
          <table:table-cell office:value-type="float" office:value="405" table:formula="of:=MIN([.O25];[.P24])+[.O2]" table:style-name="ce6">
            <text:p>405</text:p>
          </table:table-cell>
          <table:table-cell office:value-type="float" office:value="390" table:formula="of:=MIN([.P25];[.Q24])+[.P2]" table:style-name="ce6">
            <text:p>390</text:p>
          </table:table-cell>
          <table:table-cell office:value-type="float" office:value="375" table:formula="of:=MIN([.Q25];[.R24])+[.Q2]" table:style-name="ce6">
            <text:p>375</text:p>
          </table:table-cell>
          <table:table-cell office:value-type="float" office:value="363" table:formula="of:=MIN([.R25];[.S24])+[.R2]" table:style-name="ce6">
            <text:p>363</text:p>
          </table:table-cell>
          <table:table-cell office:value-type="float" office:value="349" table:formula="of:=MIN([.S25];[.T24])+[.S2]" table:style-name="ce6">
            <text:p>349</text:p>
          </table:table-cell>
          <table:table-cell office:value-type="float" office:value="336" table:formula="of:=MIN([.T25];[.U24])+[.T2]" table:style-name="ce7">
            <text:p>336</text:p>
          </table:table-cell>
          <table:table-cell table:number-columns-repeated="16364" table:style-name="ce1"/>
        </table:table-row>
        <table:table-row table:style-name="ro1">
          <table:table-cell office:value-type="float" office:value="570" table:formula="of:=MIN([.A26];[.B25])+[.A3]" table:style-name="ce5">
            <text:p>570</text:p>
          </table:table-cell>
          <table:table-cell office:value-type="float" office:value="554" table:formula="of:=MIN([.B26];[.C25])+[.B3]" table:style-name="ce6">
            <text:p>554</text:p>
          </table:table-cell>
          <table:table-cell office:value-type="float" office:value="552" table:formula="of:=MIN([.C26];[.D25])+[.C3]" table:style-name="ce6">
            <text:p>552</text:p>
          </table:table-cell>
          <table:table-cell office:value-type="float" office:value="533" table:formula="of:=MIN([.D26];[.E25])+[.D3]" table:style-name="ce6">
            <text:p>533</text:p>
          </table:table-cell>
          <table:table-cell office:value-type="float" office:value="535" table:formula="of:=MIN([.E26];[.F25])+[.E3]" table:style-name="ce6">
            <text:p>535</text:p>
          </table:table-cell>
          <table:table-cell office:value-type="float" office:value="519" table:formula="of:=MIN([.F26];[.G25])+[.F3]" table:style-name="ce6">
            <text:p>519</text:p>
          </table:table-cell>
          <table:table-cell office:value-type="float" office:value="499" table:formula="of:=MIN([.G26];[.H25])+[.G3]" table:style-name="ce6">
            <text:p>499</text:p>
          </table:table-cell>
          <table:table-cell office:value-type="float" office:value="483" table:formula="of:=MIN([.H26];[.I25])+[.H3]" table:style-name="ce6">
            <text:p>483</text:p>
          </table:table-cell>
          <table:table-cell office:value-type="float" office:value="468" table:formula="of:=MIN([.I26];[.J25])+[.I3]" table:style-name="ce6">
            <text:p>468</text:p>
          </table:table-cell>
          <table:table-cell office:value-type="float" office:value="464" table:formula="of:=MIN([.J26];[.K25])+[.J3]" table:style-name="ce6">
            <text:p>464</text:p>
          </table:table-cell>
          <table:table-cell office:value-type="float" office:value="450" table:formula="of:=MIN([.K26];[.L25])+[.K3]" table:style-name="ce6">
            <text:p>450</text:p>
          </table:table-cell>
          <table:table-cell office:value-type="float" office:value="430" table:formula="of:=MIN([.L26];[.M25])+[.L3]" table:style-name="ce6">
            <text:p>430</text:p>
          </table:table-cell>
          <table:table-cell office:value-type="float" office:value="412" table:formula="of:=MIN([.M26];[.N25])+[.M3]" table:style-name="ce6">
            <text:p>412</text:p>
          </table:table-cell>
          <table:table-cell office:value-type="float" office:value="398" table:formula="of:=MIN([.N26];[.O25])+[.N3]" table:style-name="ce6">
            <text:p>398</text:p>
          </table:table-cell>
          <table:table-cell office:value-type="float" office:value="389" table:formula="of:=MIN([.O26];[.P25])+[.O3]" table:style-name="ce6">
            <text:p>389</text:p>
          </table:table-cell>
          <table:table-cell office:value-type="float" office:value="370" table:formula="of:=MIN([.P26];[.Q25])+[.P3]" table:style-name="ce6">
            <text:p>370</text:p>
          </table:table-cell>
          <table:table-cell office:value-type="float" office:value="358" table:formula="of:=MIN([.Q26];[.R25])+[.Q3]" table:style-name="ce6">
            <text:p>358</text:p>
          </table:table-cell>
          <table:table-cell office:value-type="float" office:value="348" table:formula="of:=MIN([.R26];[.S25])+[.R3]" table:style-name="ce6">
            <text:p>348</text:p>
          </table:table-cell>
          <table:table-cell office:value-type="float" office:value="333" table:formula="of:=MIN([.S26];[.T25])+[.S3]" table:style-name="ce6">
            <text:p>333</text:p>
          </table:table-cell>
          <table:table-cell office:value-type="float" office:value="320" table:formula="of:=MIN([.T26];[.U25])+[.T3]" table:style-name="ce7">
            <text:p>320</text:p>
          </table:table-cell>
          <table:table-cell table:number-columns-repeated="16364" table:style-name="ce1"/>
        </table:table-row>
        <table:table-row table:style-name="ro1">
          <table:table-cell office:value-type="float" office:value="557" table:formula="of:=MIN([.A27];[.B26])+[.A4]" table:style-name="ce5">
            <text:p>557</text:p>
          </table:table-cell>
          <table:table-cell office:value-type="float" office:value="539" table:formula="of:=MIN([.B27];[.C26])+[.B4]" table:style-name="ce6">
            <text:p>539</text:p>
          </table:table-cell>
          <table:table-cell office:value-type="float" office:value="535" table:formula="of:=MIN([.C27];[.D26])+[.C4]" table:style-name="ce6">
            <text:p>535</text:p>
          </table:table-cell>
          <table:table-cell office:value-type="float" office:value="518" table:formula="of:=MIN([.D27];[.E26])+[.D4]" table:style-name="ce6">
            <text:p>518</text:p>
          </table:table-cell>
          <table:table-cell office:value-type="float" office:value="520" table:formula="of:=MIN([.E27];[.F26])+[.E4]" table:style-name="ce6">
            <text:p>520</text:p>
          </table:table-cell>
          <table:table-cell office:value-type="float" office:value="500" table:formula="of:=MIN([.F27];[.G26])+[.F4]" table:style-name="ce6">
            <text:p>500</text:p>
          </table:table-cell>
          <table:table-cell office:value-type="float" office:value="487" table:formula="of:=MIN([.G27];[.H26])+[.G4]" table:style-name="ce6">
            <text:p>487</text:p>
          </table:table-cell>
          <table:table-cell office:value-type="float" office:value="468" table:formula="of:=MIN([.H27];[.I26])+[.H4]" table:style-name="ce6">
            <text:p>468</text:p>
          </table:table-cell>
          <table:table-cell office:value-type="float" office:value="453" table:formula="of:=MIN([.I27])+[.I4]" table:style-name="ce13">
            <text:p>453</text:p>
          </table:table-cell>
          <table:table-cell office:value-type="float" office:value="446" table:formula="of:=MIN([.J27];[.K26])+[.J4]" table:style-name="ce6">
            <text:p>446</text:p>
          </table:table-cell>
          <table:table-cell office:value-type="float" office:value="430" table:formula="of:=MIN([.K27];[.L26])+[.K4]" table:style-name="ce6">
            <text:p>430</text:p>
          </table:table-cell>
          <table:table-cell office:value-type="float" office:value="413" table:formula="of:=MIN([.L27];[.M26])+[.L4]" table:style-name="ce6">
            <text:p>413</text:p>
          </table:table-cell>
          <table:table-cell office:value-type="float" office:value="394" table:formula="of:=MIN([.M27];[.N26])+[.M4]" table:style-name="ce6">
            <text:p>394</text:p>
          </table:table-cell>
          <table:table-cell office:value-type="float" office:value="381" table:formula="of:=MIN([.N27];[.O26])+[.N4]" table:style-name="ce6">
            <text:p>381</text:p>
          </table:table-cell>
          <table:table-cell office:value-type="float" office:value="371" table:formula="of:=MIN([.O27];[.P26])+[.O4]" table:style-name="ce6">
            <text:p>371</text:p>
          </table:table-cell>
          <table:table-cell office:value-type="float" office:value="352" table:formula="of:=MIN([.P27];[.Q26])+[.P4]" table:style-name="ce6">
            <text:p>352</text:p>
          </table:table-cell>
          <table:table-cell office:value-type="float" office:value="340" table:formula="of:=MIN([.Q27];[.R26])+[.Q4]" table:style-name="ce6">
            <text:p>340</text:p>
          </table:table-cell>
          <table:table-cell office:value-type="float" office:value="330" table:formula="of:=MIN([.R27];[.S26])+[.R4]" table:style-name="ce6">
            <text:p>330</text:p>
          </table:table-cell>
          <table:table-cell office:value-type="float" office:value="314" table:formula="of:=MIN([.S27];[.T26])+[.S4]" table:style-name="ce6">
            <text:p>314</text:p>
          </table:table-cell>
          <table:table-cell office:value-type="float" office:value="302" table:formula="of:=MIN([.T27];[.U26])+[.T4]" table:style-name="ce7">
            <text:p>302</text:p>
          </table:table-cell>
          <table:table-cell table:number-columns-repeated="16364" table:style-name="ce1"/>
        </table:table-row>
        <table:table-row table:style-name="ro1">
          <table:table-cell office:value-type="float" office:value="552" table:formula="of:=MIN([.A28];[.B27])+[.A5]" table:style-name="ce5">
            <text:p>552</text:p>
          </table:table-cell>
          <table:table-cell office:value-type="float" office:value="537" table:formula="of:=MIN([.B28];[.C27])+[.B5]" table:style-name="ce6">
            <text:p>537</text:p>
          </table:table-cell>
          <table:table-cell office:value-type="float" office:value="520" table:formula="of:=MIN([.C28];[.D27])+[.C5]" table:style-name="ce6">
            <text:p>520</text:p>
          </table:table-cell>
          <table:table-cell office:value-type="float" office:value="503" table:formula="of:=MIN([.D28];[.E27])+[.D5]" table:style-name="ce6">
            <text:p>503</text:p>
          </table:table-cell>
          <table:table-cell office:value-type="float" office:value="500" table:formula="of:=MIN([.E28];[.F27])+[.E5]" table:style-name="ce6">
            <text:p>500</text:p>
          </table:table-cell>
          <table:table-cell office:value-type="float" office:value="482" table:formula="of:=MIN([.F28];[.G27])+[.F5]" table:style-name="ce6">
            <text:p>482</text:p>
          </table:table-cell>
          <table:table-cell office:value-type="float" office:value="468" table:formula="of:=MIN([.G28];[.H27])+[.G5]" table:style-name="ce6">
            <text:p>468</text:p>
          </table:table-cell>
          <table:table-cell office:value-type="float" office:value="451" table:formula="of:=MIN([.H28];[.I27])+[.H5]" table:style-name="ce6">
            <text:p>451</text:p>
          </table:table-cell>
          <table:table-cell office:value-type="float" office:value="435" table:formula="of:=MIN([.I28])+[.I5]" table:style-name="ce13">
            <text:p>435</text:p>
          </table:table-cell>
          <table:table-cell office:value-type="float" office:value="427" table:formula="of:=MIN([.J28];[.K27])+[.J5]" table:style-name="ce6">
            <text:p>427</text:p>
          </table:table-cell>
          <table:table-cell office:value-type="float" office:value="411" table:formula="of:=MIN([.K28];[.L27])+[.K5]" table:style-name="ce6">
            <text:p>411</text:p>
          </table:table-cell>
          <table:table-cell office:value-type="float" office:value="399" table:formula="of:=MIN([.L28];[.M27])+[.L5]" table:style-name="ce6">
            <text:p>399</text:p>
          </table:table-cell>
          <table:table-cell office:value-type="float" office:value="379" table:formula="of:=MIN([.M28];[.N27])+[.M5]" table:style-name="ce6">
            <text:p>379</text:p>
          </table:table-cell>
          <table:table-cell office:value-type="float" office:value="366" table:formula="of:=MIN([.N28];[.O27])+[.N5]" table:style-name="ce6">
            <text:p>366</text:p>
          </table:table-cell>
          <table:table-cell office:value-type="float" office:value="354" table:formula="of:=MIN([.O28];[.P27])+[.O5]" table:style-name="ce6">
            <text:p>354</text:p>
          </table:table-cell>
          <table:table-cell office:value-type="float" office:value="337" table:formula="of:=MIN([.P28];[.Q27])+[.P5]" table:style-name="ce6">
            <text:p>337</text:p>
          </table:table-cell>
          <table:table-cell office:value-type="float" office:value="323" table:formula="of:=MIN([.Q28];[.R27])+[.Q5]" table:style-name="ce6">
            <text:p>323</text:p>
          </table:table-cell>
          <table:table-cell office:value-type="float" office:value="314" table:formula="of:=MIN([.R28];[.S27])+[.R5]" table:style-name="ce6">
            <text:p>314</text:p>
          </table:table-cell>
          <table:table-cell office:value-type="float" office:value="297" table:formula="of:=MIN([.S28];[.T27])+[.S5]" table:style-name="ce6">
            <text:p>297</text:p>
          </table:table-cell>
          <table:table-cell office:value-type="float" office:value="286" table:formula="of:=MIN([.T28];[.U27])+[.T5]" table:style-name="ce7">
            <text:p>286</text:p>
          </table:table-cell>
          <table:table-cell table:number-columns-repeated="16364" table:style-name="ce1"/>
        </table:table-row>
        <table:table-row table:style-name="ro1">
          <table:table-cell office:value-type="float" office:value="540" table:formula="of:=MIN([.A29];[.B28])+[.A6]" table:style-name="ce5">
            <text:p>540</text:p>
          </table:table-cell>
          <table:table-cell office:value-type="float" office:value="522" table:formula="of:=MIN([.B29];[.C28])+[.B6]" table:style-name="ce6">
            <text:p>522</text:p>
          </table:table-cell>
          <table:table-cell office:value-type="float" office:value="504" table:formula="of:=MIN([.C29];[.D28])+[.C6]" table:style-name="ce6">
            <text:p>504</text:p>
          </table:table-cell>
          <table:table-cell office:value-type="float" office:value="486" table:formula="of:=MIN([.D29];[.E28])+[.D6]" table:style-name="ce6">
            <text:p>486</text:p>
          </table:table-cell>
          <table:table-cell office:value-type="float" office:value="484" table:formula="of:=MIN([.E29];[.F28])+[.E6]" table:style-name="ce6">
            <text:p>484</text:p>
          </table:table-cell>
          <table:table-cell office:value-type="float" office:value="464" table:formula="of:=MIN([.F29];[.G28])+[.F6]" table:style-name="ce6">
            <text:p>464</text:p>
          </table:table-cell>
          <table:table-cell office:value-type="float" office:value="449" table:formula="of:=MIN([.G29];[.H28])+[.G6]" table:style-name="ce6">
            <text:p>449</text:p>
          </table:table-cell>
          <table:table-cell office:value-type="float" office:value="437" table:formula="of:=MIN([.H29];[.I28])+[.H6]" table:style-name="ce6">
            <text:p>437</text:p>
          </table:table-cell>
          <table:table-cell office:value-type="float" office:value="417" table:formula="of:=MIN([.I29])+[.I6]" table:style-name="ce13">
            <text:p>417</text:p>
          </table:table-cell>
          <table:table-cell office:value-type="float" office:value="412" table:formula="of:=MIN([.J29];[.K28])+[.J6]" table:style-name="ce6">
            <text:p>412</text:p>
          </table:table-cell>
          <table:table-cell office:value-type="float" office:value="396" table:formula="of:=MIN([.K29];[.L28])+[.K6]" table:style-name="ce6">
            <text:p>396</text:p>
          </table:table-cell>
          <table:table-cell office:value-type="float" office:value="380" table:formula="of:=MIN([.L29];[.M28])+[.L6]" table:style-name="ce6">
            <text:p>380</text:p>
          </table:table-cell>
          <table:table-cell office:value-type="float" office:value="361" table:formula="of:=MIN([.M29];[.N28])+[.M6]" table:style-name="ce6">
            <text:p>361</text:p>
          </table:table-cell>
          <table:table-cell office:value-type="float" office:value="350" table:formula="of:=MIN([.N29];[.O28])+[.N6]" table:style-name="ce6">
            <text:p>350</text:p>
          </table:table-cell>
          <table:table-cell office:value-type="float" office:value="337" table:formula="of:=MIN([.O29];[.P28])+[.O6]" table:style-name="ce6">
            <text:p>337</text:p>
          </table:table-cell>
          <table:table-cell office:value-type="float" office:value="321" table:formula="of:=MIN([.P29];[.Q28])+[.P6]" table:style-name="ce6">
            <text:p>321</text:p>
          </table:table-cell>
          <table:table-cell office:value-type="float" office:value="304" table:formula="of:=MIN([.Q29];[.R28])+[.Q6]" table:style-name="ce6">
            <text:p>304</text:p>
          </table:table-cell>
          <table:table-cell office:value-type="float" office:value="299" table:formula="of:=MIN([.R29];[.S28])+[.R6]" table:style-name="ce6">
            <text:p>299</text:p>
          </table:table-cell>
          <table:table-cell office:value-type="float" office:value="282" table:formula="of:=MIN([.S29];[.T28])+[.S6]" table:style-name="ce6">
            <text:p>282</text:p>
          </table:table-cell>
          <table:table-cell office:value-type="float" office:value="271" table:formula="of:=MIN([.T29];[.U28])+[.T6]" table:style-name="ce7">
            <text:p>271</text:p>
          </table:table-cell>
          <table:table-cell table:style-name="ce1"/>
          <table:table-cell office:value-type="float" office:value="720" table:style-name="ce1">
            <text:p>720</text:p>
          </table:table-cell>
          <table:table-cell table:number-columns-repeated="16362"/>
        </table:table-row>
        <table:table-row table:style-name="ro1">
          <table:table-cell office:value-type="float" office:value="520" table:formula="of:=MIN([.A30];[.B29])+[.A7]" table:style-name="ce5">
            <text:p>520</text:p>
          </table:table-cell>
          <table:table-cell office:value-type="float" office:value="503" table:formula="of:=MIN([.B30];[.C29])+[.B7]" table:style-name="ce6">
            <text:p>503</text:p>
          </table:table-cell>
          <table:table-cell office:value-type="float" office:value="489" table:formula="of:=MIN([.C30];[.D29])+[.C7]" table:style-name="ce6">
            <text:p>489</text:p>
          </table:table-cell>
          <table:table-cell office:value-type="float" office:value="470" table:formula="of:=MIN([.D30];[.E29])+[.D7]" table:style-name="ce6">
            <text:p>470</text:p>
          </table:table-cell>
          <table:table-cell office:value-type="float" office:value="465" table:formula="of:=MIN([.E30];[.F29])+[.E7]" table:style-name="ce6">
            <text:p>465</text:p>
          </table:table-cell>
          <table:table-cell office:value-type="float" office:value="450" table:formula="of:=MIN([.F30];[.G29])+[.F7]" table:style-name="ce6">
            <text:p>450</text:p>
          </table:table-cell>
          <table:table-cell office:value-type="float" office:value="433" table:formula="of:=MIN([.G30];[.H29])+[.G7]" table:style-name="ce6">
            <text:p>433</text:p>
          </table:table-cell>
          <table:table-cell office:value-type="float" office:value="419" table:formula="of:=MIN([.H30];[.I29])+[.H7]" table:style-name="ce6">
            <text:p>419</text:p>
          </table:table-cell>
          <table:table-cell office:value-type="float" office:value="402" table:formula="of:=MIN([.I30])+[.I7]" table:style-name="ce13">
            <text:p>402</text:p>
          </table:table-cell>
          <table:table-cell office:value-type="float" office:value="393" table:formula="of:=MIN([.J30];[.K29])+[.J7]" table:style-name="ce6">
            <text:p>393</text:p>
          </table:table-cell>
          <table:table-cell office:value-type="float" office:value="376" table:formula="of:=MIN([.K30];[.L29])+[.K7]" table:style-name="ce6">
            <text:p>376</text:p>
          </table:table-cell>
          <table:table-cell office:value-type="float" office:value="361" table:formula="of:=MIN([.L30];[.M29])+[.L7]" table:style-name="ce6">
            <text:p>361</text:p>
          </table:table-cell>
          <table:table-cell office:value-type="float" office:value="346" table:formula="of:=MIN([.M30];[.N29])+[.M7]" table:style-name="ce6">
            <text:p>346</text:p>
          </table:table-cell>
          <table:table-cell office:value-type="float" office:value="332" table:formula="of:=MIN([.N30];[.O29])+[.N7]" table:style-name="ce6">
            <text:p>332</text:p>
          </table:table-cell>
          <table:table-cell office:value-type="float" office:value="321" table:formula="of:=MIN([.O30];[.P29])+[.O7]" table:style-name="ce6">
            <text:p>321</text:p>
          </table:table-cell>
          <table:table-cell office:value-type="float" office:value="308" table:formula="of:=MIN([.P30];[.Q29])+[.P7]" table:style-name="ce6">
            <text:p>308</text:p>
          </table:table-cell>
          <table:table-cell office:value-type="float" office:value="289" table:formula="of:=MIN([.Q30];[.R29])+[.Q7]" table:style-name="ce6">
            <text:p>289</text:p>
          </table:table-cell>
          <table:table-cell office:value-type="float" office:value="282" table:formula="of:=MIN([.R30];[.S29])+[.R7]" table:style-name="ce6">
            <text:p>282</text:p>
          </table:table-cell>
          <table:table-cell office:value-type="float" office:value="265" table:formula="of:=MIN([.S30];[.T29])+[.S7]" table:style-name="ce6">
            <text:p>265</text:p>
          </table:table-cell>
          <table:table-cell office:value-type="float" office:value="256" table:formula="of:=MIN([.T30];[.U29])+[.T7]" table:style-name="ce7">
            <text:p>256</text:p>
          </table:table-cell>
          <table:table-cell table:style-name="ce1"/>
          <table:table-cell office:value-type="float" office:value="602" table:style-name="ce1">
            <text:p>602</text:p>
          </table:table-cell>
          <table:table-cell table:number-columns-repeated="16362"/>
        </table:table-row>
        <table:table-row table:style-name="ro1">
          <table:table-cell office:value-type="float" office:value="505" table:formula="of:=MIN([.A31];[.B30])+[.A8]" table:style-name="ce5">
            <text:p>505</text:p>
          </table:table-cell>
          <table:table-cell office:value-type="float" office:value="486" table:formula="of:=MIN([.B31];[.C30])+[.B8]" table:style-name="ce6">
            <text:p>486</text:p>
          </table:table-cell>
          <table:table-cell office:value-type="float" office:value="470" table:formula="of:=MIN([.C31];[.D30])+[.C8]" table:style-name="ce6">
            <text:p>470</text:p>
          </table:table-cell>
          <table:table-cell office:value-type="float" office:value="453" table:formula="of:=MIN([.D31];[.E30])+[.D8]" table:style-name="ce6">
            <text:p>453</text:p>
          </table:table-cell>
          <table:table-cell office:value-type="float" office:value="450" table:formula="of:=MIN([.E31];[.F30])+[.E8]" table:style-name="ce6">
            <text:p>450</text:p>
          </table:table-cell>
          <table:table-cell office:value-type="float" office:value="433" table:formula="of:=MIN([.F31];[.G30])+[.F8]" table:style-name="ce6">
            <text:p>433</text:p>
          </table:table-cell>
          <table:table-cell office:value-type="float" office:value="417" table:formula="of:=MIN([.G31];[.H30])+[.G8]" table:style-name="ce6">
            <text:p>417</text:p>
          </table:table-cell>
          <table:table-cell office:value-type="float" office:value="401" table:formula="of:=MIN([.H31];[.I30])+[.H8]" table:style-name="ce6">
            <text:p>401</text:p>
          </table:table-cell>
          <table:table-cell office:value-type="float" office:value="385" table:formula="of:=MIN([.I31];[.J30])+[.I8]" table:style-name="ce6">
            <text:p>385</text:p>
          </table:table-cell>
          <table:table-cell office:value-type="float" office:value="383" table:formula="of:=MIN([.J31];[.K30])+[.J8]" table:style-name="ce6">
            <text:p>383</text:p>
          </table:table-cell>
          <table:table-cell office:value-type="float" office:value="367" table:formula="of:=MIN([.K31];[.L30])+[.K8]" table:style-name="ce6">
            <text:p>367</text:p>
          </table:table-cell>
          <table:table-cell office:value-type="float" office:value="350" table:formula="of:=MIN([.L31];[.M30])+[.L8]" table:style-name="ce6">
            <text:p>350</text:p>
          </table:table-cell>
          <table:table-cell office:value-type="float" office:value="330" table:formula="of:=MIN([.M31];[.N30])+[.M8]" table:style-name="ce6">
            <text:p>330</text:p>
          </table:table-cell>
          <table:table-cell office:value-type="float" office:value="315" table:formula="of:=MIN([.N31];[.O30])+[.N8]" table:style-name="ce6">
            <text:p>315</text:p>
          </table:table-cell>
          <table:table-cell office:value-type="float" office:value="306" table:formula="of:=MIN([.O31];[.P30])+[.O8]" table:style-name="ce6">
            <text:p>306</text:p>
          </table:table-cell>
          <table:table-cell office:value-type="float" office:value="291" table:formula="of:=MIN([.P31];[.Q30])+[.P8]" table:style-name="ce6">
            <text:p>291</text:p>
          </table:table-cell>
          <table:table-cell office:value-type="float" office:value="273" table:formula="of:=MIN([.Q31];[.R30])+[.Q8]" table:style-name="ce6">
            <text:p>273</text:p>
          </table:table-cell>
          <table:table-cell office:value-type="float" office:value="262" table:formula="of:=MIN([.R31];[.S30])+[.R8]" table:style-name="ce6">
            <text:p>262</text:p>
          </table:table-cell>
          <table:table-cell office:value-type="float" office:value="249" table:formula="of:=MIN([.S31];[.T30])+[.S8]" table:style-name="ce6">
            <text:p>249</text:p>
          </table:table-cell>
          <table:table-cell office:value-type="float" office:value="236" table:formula="of:=MIN([.T31];[.U30])+[.T8]" table:style-name="ce7">
            <text:p>236</text:p>
          </table:table-cell>
          <table:table-cell table:number-columns-repeated="16364" table:style-name="ce1"/>
        </table:table-row>
        <table:table-row table:style-name="ro1">
          <table:table-cell office:value-type="float" office:value="501" table:formula="of:=MIN([.A32];[.B31])+[.A9]" table:style-name="ce5">
            <text:p>501</text:p>
          </table:table-cell>
          <table:table-cell office:value-type="float" office:value="485" table:formula="of:=MIN([.B32];[.C31])+[.B9]" table:style-name="ce6">
            <text:p>485</text:p>
          </table:table-cell>
          <table:table-cell office:value-type="float" office:value="471" table:formula="of:=MIN([.C32];[.D31])+[.C9]" table:style-name="ce6">
            <text:p>471</text:p>
          </table:table-cell>
          <table:table-cell office:value-type="float" office:value="453" table:formula="of:=MIN([.D32];[.E31])+[.D9]" table:style-name="ce6">
            <text:p>453</text:p>
          </table:table-cell>
          <table:table-cell office:value-type="float" office:value="440" table:formula="of:=MIN([.E32];[.F31])+[.E9]" table:style-name="ce6">
            <text:p>440</text:p>
          </table:table-cell>
          <table:table-cell office:value-type="float" office:value="428" table:formula="of:=MIN([.F32];[.G31])+[.F9]" table:style-name="ce6">
            <text:p>428</text:p>
          </table:table-cell>
          <table:table-cell office:value-type="float" office:value="410" table:formula="of:=MIN([.G32];[.H31])+[.G9]" table:style-name="ce6">
            <text:p>410</text:p>
          </table:table-cell>
          <table:table-cell office:value-type="float" office:value="400" table:formula="of:=MIN([.H32];[.I31])+[.H9]" table:style-name="ce6">
            <text:p>400</text:p>
          </table:table-cell>
          <table:table-cell office:value-type="float" office:value="386" table:formula="of:=MIN([.I32])+[.I9]" table:style-name="ce13">
            <text:p>386</text:p>
          </table:table-cell>
          <table:table-cell office:value-type="float" office:value="363" table:formula="of:=MIN([.J32];[.K31])+[.J9]" table:style-name="ce6">
            <text:p>363</text:p>
          </table:table-cell>
          <table:table-cell office:value-type="float" office:value="350" table:formula="of:=MIN([.K32];[.L31])+[.K9]" table:style-name="ce6">
            <text:p>350</text:p>
          </table:table-cell>
          <table:table-cell office:value-type="float" office:value="334" table:formula="of:=MIN([.L32];[.M31])+[.L9]" table:style-name="ce6">
            <text:p>334</text:p>
          </table:table-cell>
          <table:table-cell office:value-type="float" office:value="317" table:formula="of:=MIN([.M32];[.N31])+[.M9]" table:style-name="ce6">
            <text:p>317</text:p>
          </table:table-cell>
          <table:table-cell office:value-type="float" office:value="298" table:formula="of:=MIN([.N32];[.O31])+[.N9]" table:style-name="ce6">
            <text:p>298</text:p>
          </table:table-cell>
          <table:table-cell office:value-type="float" office:value="290" table:formula="of:=MIN([.O32];[.P31])+[.O9]" table:style-name="ce6">
            <text:p>290</text:p>
          </table:table-cell>
          <table:table-cell office:value-type="float" office:value="275" table:formula="of:=MIN([.P32];[.Q31])+[.P9]" table:style-name="ce6">
            <text:p>275</text:p>
          </table:table-cell>
          <table:table-cell office:value-type="float" office:value="258" table:formula="of:=MIN([.Q32];[.R31])+[.Q9]" table:style-name="ce6">
            <text:p>258</text:p>
          </table:table-cell>
          <table:table-cell office:value-type="float" office:value="244" table:formula="of:=MIN([.R32];[.S31])+[.R9]" table:style-name="ce6">
            <text:p>244</text:p>
          </table:table-cell>
          <table:table-cell office:value-type="float" office:value="233" table:formula="of:=MIN([.S32];[.T31])+[.S9]" table:style-name="ce6">
            <text:p>233</text:p>
          </table:table-cell>
          <table:table-cell office:value-type="float" office:value="221" table:formula="of:=MIN([.T32];[.U31])+[.T9]" table:style-name="ce7">
            <text:p>221</text:p>
          </table:table-cell>
          <table:table-cell table:number-columns-repeated="16364" table:style-name="ce1"/>
        </table:table-row>
        <table:table-row table:style-name="ro1">
          <table:table-cell office:value-type="float" office:value="489" table:formula="of:=MIN([.A33];[.B32])+[.A10]" table:style-name="ce5">
            <text:p>489</text:p>
          </table:table-cell>
          <table:table-cell office:value-type="float" office:value="470" table:formula="of:=MIN([.B33];[.C32])+[.B10]" table:style-name="ce6">
            <text:p>470</text:p>
          </table:table-cell>
          <table:table-cell office:value-type="float" office:value="455" table:formula="of:=MIN([.C33];[.D32])+[.C10]" table:style-name="ce6">
            <text:p>455</text:p>
          </table:table-cell>
          <table:table-cell office:value-type="float" office:value="435" table:formula="of:=MIN([.D33];[.E32])+[.D10]" table:style-name="ce6">
            <text:p>435</text:p>
          </table:table-cell>
          <table:table-cell office:value-type="float" office:value="425" table:formula="of:=MIN([.E33];[.F32])+[.E10]" table:style-name="ce6">
            <text:p>425</text:p>
          </table:table-cell>
          <table:table-cell office:value-type="float" office:value="411" table:formula="of:=MIN([.F33];[.G32])+[.F10]" table:style-name="ce6">
            <text:p>411</text:p>
          </table:table-cell>
          <table:table-cell office:value-type="float" office:value="394" table:formula="of:=MIN([.G33];[.H32])+[.G10]" table:style-name="ce6">
            <text:p>394</text:p>
          </table:table-cell>
          <table:table-cell office:value-type="float" office:value="385" table:formula="of:=MIN([.H33];[.I32])+[.H10]" table:style-name="ce6">
            <text:p>385</text:p>
          </table:table-cell>
          <table:table-cell office:value-type="float" office:value="368" table:formula="of:=MIN([.I33])+[.I10]" table:style-name="ce13">
            <text:p>368</text:p>
          </table:table-cell>
          <table:table-cell office:value-type="float" office:value="344" table:formula="of:=MIN([.J33];[.K32])+[.J10]" table:style-name="ce6">
            <text:p>344</text:p>
          </table:table-cell>
          <table:table-cell office:value-type="float" office:value="332" table:formula="of:=MIN([.K33];[.L32])+[.K10]" table:style-name="ce6">
            <text:p>332</text:p>
          </table:table-cell>
          <table:table-cell office:value-type="float" office:value="314" table:formula="of:=MIN([.L33];[.M32])+[.L10]" table:style-name="ce6">
            <text:p>314</text:p>
          </table:table-cell>
          <table:table-cell office:value-type="float" office:value="298" table:formula="of:=MIN([.M33];[.N32])+[.M10]" table:style-name="ce6">
            <text:p>298</text:p>
          </table:table-cell>
          <table:table-cell office:value-type="float" office:value="283" table:formula="of:=MIN([.N33];[.O32])+[.N10]" table:style-name="ce6">
            <text:p>283</text:p>
          </table:table-cell>
          <table:table-cell office:value-type="float" office:value="270" table:formula="of:=MIN([.O33];[.P32])+[.O10]" table:style-name="ce6">
            <text:p>270</text:p>
          </table:table-cell>
          <table:table-cell office:value-type="float" office:value="257" table:formula="of:=MIN([.P33];[.Q32])+[.P10]" table:style-name="ce6">
            <text:p>257</text:p>
          </table:table-cell>
          <table:table-cell office:value-type="float" office:value="239" table:formula="of:=MIN([.Q33];[.R32])+[.Q10]" table:style-name="ce6">
            <text:p>239</text:p>
          </table:table-cell>
          <table:table-cell office:value-type="float" office:value="227" table:formula="of:=MIN([.R33];[.S32])+[.R10]" table:style-name="ce6">
            <text:p>227</text:p>
          </table:table-cell>
          <table:table-cell office:value-type="float" office:value="213" table:formula="of:=MIN([.S33];[.T32])+[.S10]" table:style-name="ce6">
            <text:p>213</text:p>
          </table:table-cell>
          <table:table-cell office:value-type="float" office:value="204" table:formula="of:=MIN([.T33];[.U32])+[.T10]" table:style-name="ce7">
            <text:p>204</text:p>
          </table:table-cell>
          <table:table-cell table:number-columns-repeated="16364" table:style-name="ce1"/>
        </table:table-row>
        <table:table-row table:style-name="ro1">
          <table:table-cell office:value-type="float" office:value="470" table:formula="of:=MIN([.A34];[.B33])+[.A11]" table:style-name="ce5">
            <text:p>470</text:p>
          </table:table-cell>
          <table:table-cell office:value-type="float" office:value="452" table:formula="of:=MIN([.B34];[.C33])+[.B11]" table:style-name="ce6">
            <text:p>452</text:p>
          </table:table-cell>
          <table:table-cell office:value-type="float" office:value="438" table:formula="of:=MIN([.C34];[.D33])+[.C11]" table:style-name="ce6">
            <text:p>438</text:p>
          </table:table-cell>
          <table:table-cell office:value-type="float" office:value="419" table:formula="of:=MIN([.D34];[.E33])+[.D11]" table:style-name="ce6">
            <text:p>419</text:p>
          </table:table-cell>
          <table:table-cell office:value-type="float" office:value="409" table:formula="of:=MIN([.E34];[.F33])+[.E11]" table:style-name="ce6">
            <text:p>409</text:p>
          </table:table-cell>
          <table:table-cell office:value-type="float" office:value="392" table:formula="of:=MIN([.F34];[.G33])+[.F11]" table:style-name="ce6">
            <text:p>392</text:p>
          </table:table-cell>
          <table:table-cell office:value-type="float" office:value="378" table:formula="of:=MIN([.G34];[.H33])+[.G11]" table:style-name="ce6">
            <text:p>378</text:p>
          </table:table-cell>
          <table:table-cell office:value-type="float" office:value="365" table:formula="of:=MIN([.H34];[.I33])+[.H11]" table:style-name="ce6">
            <text:p>365</text:p>
          </table:table-cell>
          <table:table-cell office:value-type="float" office:value="349" table:formula="of:=MIN([.I34])+[.I11]" table:style-name="ce13">
            <text:p>349</text:p>
          </table:table-cell>
          <table:table-cell office:value-type="float" office:value="329" table:formula="of:=MIN([.J34];[.K33])+[.J11]" table:style-name="ce6">
            <text:p>329</text:p>
          </table:table-cell>
          <table:table-cell office:value-type="float" office:value="318" table:formula="of:=MIN([.K34];[.L33])+[.K11]" table:style-name="ce6">
            <text:p>318</text:p>
          </table:table-cell>
          <table:table-cell office:value-type="float" office:value="299" table:formula="of:=MIN([.L34];[.M33])+[.L11]" table:style-name="ce6">
            <text:p>299</text:p>
          </table:table-cell>
          <table:table-cell office:value-type="float" office:value="283" table:formula="of:=MIN([.M34];[.N33])+[.M11]" table:style-name="ce6">
            <text:p>283</text:p>
          </table:table-cell>
          <table:table-cell office:value-type="float" office:value="266" table:formula="of:=MIN([.N34];[.O33])+[.N11]" table:style-name="ce6">
            <text:p>266</text:p>
          </table:table-cell>
          <table:table-cell office:value-type="float" office:value="251" table:formula="of:=MIN([.O34];[.P33])+[.O11]" table:style-name="ce6">
            <text:p>251</text:p>
          </table:table-cell>
          <table:table-cell office:value-type="float" office:value="238" table:formula="of:=MIN([.P34];[.Q33])+[.P11]" table:style-name="ce6">
            <text:p>238</text:p>
          </table:table-cell>
          <table:table-cell office:value-type="float" office:value="222" table:formula="of:=MIN([.Q34];[.R33])+[.Q11]" table:style-name="ce6">
            <text:p>222</text:p>
          </table:table-cell>
          <table:table-cell office:value-type="float" office:value="210" table:formula="of:=MIN([.R34];[.S33])+[.R11]" table:style-name="ce6">
            <text:p>210</text:p>
          </table:table-cell>
          <table:table-cell office:value-type="float" office:value="198" table:formula="of:=MIN([.S34];[.T33])+[.S11]" table:style-name="ce6">
            <text:p>198</text:p>
          </table:table-cell>
          <table:table-cell office:value-type="float" office:value="186" table:formula="of:=MIN([.T34];[.U33])+[.T11]" table:style-name="ce7">
            <text:p>186</text:p>
          </table:table-cell>
          <table:table-cell table:number-columns-repeated="16364"/>
        </table:table-row>
        <table:table-row table:style-name="ro1">
          <table:table-cell office:value-type="float" office:value="450" table:formula="of:=MIN([.A35];[.B34])+[.A12]" table:style-name="ce5">
            <text:p>450</text:p>
          </table:table-cell>
          <table:table-cell office:value-type="float" office:value="435" table:formula="of:=MIN([.B35];[.C34])+[.B12]" table:style-name="ce6">
            <text:p>435</text:p>
          </table:table-cell>
          <table:table-cell office:value-type="float" office:value="418" table:formula="of:=MIN([.C35];[.D34])+[.C12]" table:style-name="ce6">
            <text:p>418</text:p>
          </table:table-cell>
          <table:table-cell office:value-type="float" office:value="401" table:formula="of:=MIN([.D35];[.E34])+[.D12]" table:style-name="ce6">
            <text:p>401</text:p>
          </table:table-cell>
          <table:table-cell office:value-type="float" office:value="389" table:formula="of:=MIN([.E35];[.F34])+[.E12]" table:style-name="ce6">
            <text:p>389</text:p>
          </table:table-cell>
          <table:table-cell office:value-type="float" office:value="375" table:formula="of:=MIN([.F35];[.G34])+[.F12]" table:style-name="ce6">
            <text:p>375</text:p>
          </table:table-cell>
          <table:table-cell office:value-type="float" office:value="360" table:formula="of:=MIN([.G35];[.H34])+[.G12]" table:style-name="ce6">
            <text:p>360</text:p>
          </table:table-cell>
          <table:table-cell office:value-type="float" office:value="345" table:formula="of:=MIN([.H35];[.I34])+[.H12]" table:style-name="ce6">
            <text:p>345</text:p>
          </table:table-cell>
          <table:table-cell office:value-type="float" office:value="332" table:formula="of:=MIN([.I35])+[.I12]" table:style-name="ce13">
            <text:p>332</text:p>
          </table:table-cell>
          <table:table-cell office:value-type="float" office:value="314" table:formula="of:=MIN([.J35];[.K34])+[.J12]" table:style-name="ce6">
            <text:p>314</text:p>
          </table:table-cell>
          <table:table-cell office:value-type="float" office:value="303" table:formula="of:=MIN([.K35];[.L34])+[.K12]" table:style-name="ce6">
            <text:p>303</text:p>
          </table:table-cell>
          <table:table-cell office:value-type="float" office:value="283" table:formula="of:=MIN([.L35];[.M34])+[.L12]" table:style-name="ce6">
            <text:p>283</text:p>
          </table:table-cell>
          <table:table-cell office:value-type="float" office:value="267" table:formula="of:=MIN([.M35];[.N34])+[.M12]" table:style-name="ce6">
            <text:p>267</text:p>
          </table:table-cell>
          <table:table-cell office:value-type="float" office:value="248" table:formula="of:=MIN([.N35];[.O34])+[.N12]" table:style-name="ce6">
            <text:p>248</text:p>
          </table:table-cell>
          <table:table-cell office:value-type="float" office:value="232" table:formula="of:=MIN([.O35];[.P34])+[.O12]" table:style-name="ce6">
            <text:p>232</text:p>
          </table:table-cell>
          <table:table-cell office:value-type="float" office:value="218" table:formula="of:=MIN([.P35];[.Q34])+[.P12]" table:style-name="ce6">
            <text:p>218</text:p>
          </table:table-cell>
          <table:table-cell office:value-type="float" office:value="205" table:formula="of:=MIN([.Q35];[.R34])+[.Q12]" table:style-name="ce6">
            <text:p>205</text:p>
          </table:table-cell>
          <table:table-cell office:value-type="float" office:value="192" table:formula="of:=MIN([.R35];[.S34])+[.R12]" table:style-name="ce6">
            <text:p>192</text:p>
          </table:table-cell>
          <table:table-cell office:value-type="float" office:value="181" table:formula="of:=MIN([.S35];[.T34])+[.S12]" table:style-name="ce6">
            <text:p>181</text:p>
          </table:table-cell>
          <table:table-cell office:value-type="float" office:value="167" table:formula="of:=MIN([.T35];[.U34])+[.T12]" table:style-name="ce7">
            <text:p>167</text:p>
          </table:table-cell>
          <table:table-cell table:number-columns-repeated="16364"/>
        </table:table-row>
        <table:table-row table:style-name="ro1">
          <table:table-cell office:value-type="float" office:value="433" table:formula="of:=MIN([.A36];[.B35])+[.A13]" table:style-name="ce5">
            <text:p>433</text:p>
          </table:table-cell>
          <table:table-cell office:value-type="float" office:value="417" table:formula="of:=MIN([.B36];[.C35])+[.B13]" table:style-name="ce6">
            <text:p>417</text:p>
          </table:table-cell>
          <table:table-cell office:value-type="float" office:value="403" table:formula="of:=MIN([.C36];[.D35])+[.C13]" table:style-name="ce6">
            <text:p>403</text:p>
          </table:table-cell>
          <table:table-cell office:value-type="float" office:value="384" table:formula="of:=MIN([.D36];[.E35])+[.D13]" table:style-name="ce6">
            <text:p>384</text:p>
          </table:table-cell>
          <table:table-cell office:value-type="float" office:value="371" table:formula="of:=MIN([.E36];[.F35])+[.E13]" table:style-name="ce6">
            <text:p>371</text:p>
          </table:table-cell>
          <table:table-cell office:value-type="float" office:value="359" table:formula="of:=MIN([.F36];[.G35])+[.F13]" table:style-name="ce6">
            <text:p>359</text:p>
          </table:table-cell>
          <table:table-cell office:value-type="float" office:value="344" table:formula="of:=MIN([.G36];[.H35])+[.G13]" table:style-name="ce6">
            <text:p>344</text:p>
          </table:table-cell>
          <table:table-cell office:value-type="float" office:value="328" table:formula="of:=MIN([.H36];[.I35])+[.H13]" table:style-name="ce6">
            <text:p>328</text:p>
          </table:table-cell>
          <table:table-cell office:value-type="float" office:value="316" table:formula="of:=MIN([.I36];[.J35])+[.I13]" table:style-name="ce6">
            <text:p>316</text:p>
          </table:table-cell>
          <table:table-cell office:value-type="float" office:value="296" table:formula="of:=MIN([.J36];[.K35])+[.J13]" table:style-name="ce6">
            <text:p>296</text:p>
          </table:table-cell>
          <table:table-cell office:value-type="float" office:value="284" table:formula="of:=MIN([.K36];[.L35])+[.K13]" table:style-name="ce6">
            <text:p>284</text:p>
          </table:table-cell>
          <table:table-cell office:value-type="float" office:value="264" table:formula="of:=MIN([.L36];[.M35])+[.L13]" table:style-name="ce6">
            <text:p>264</text:p>
          </table:table-cell>
          <table:table-cell office:value-type="float" office:value="251" table:formula="of:=MIN([.M36];[.N35])+[.M13]" table:style-name="ce6">
            <text:p>251</text:p>
          </table:table-cell>
          <table:table-cell office:value-type="float" office:value="235" table:formula="of:=MIN([.N36];[.O35])+[.N13]" table:style-name="ce6">
            <text:p>235</text:p>
          </table:table-cell>
          <table:table-cell office:value-type="float" office:value="215" table:formula="of:=MIN([.O36];[.P35])+[.O13]" table:style-name="ce6">
            <text:p>215</text:p>
          </table:table-cell>
          <table:table-cell office:value-type="float" office:value="203" table:formula="of:=MIN([.P36];[.Q35])+[.P13]" table:style-name="ce6">
            <text:p>203</text:p>
          </table:table-cell>
          <table:table-cell office:value-type="float" office:value="188" table:formula="of:=MIN([.Q36];[.R35])+[.Q13]" table:style-name="ce6">
            <text:p>188</text:p>
          </table:table-cell>
          <table:table-cell office:value-type="float" office:value="173" table:formula="of:=MIN([.R36];[.S35])+[.R13]" table:style-name="ce6">
            <text:p>173</text:p>
          </table:table-cell>
          <table:table-cell office:value-type="float" office:value="165" table:formula="of:=MIN([.S36];[.T35])+[.S13]" table:style-name="ce6">
            <text:p>165</text:p>
          </table:table-cell>
          <table:table-cell office:value-type="float" office:value="147" table:formula="of:=MIN([.T36];[.U35])+[.T13]" table:style-name="ce7">
            <text:p>147</text:p>
          </table:table-cell>
          <table:table-cell table:number-columns-repeated="16364"/>
        </table:table-row>
        <table:table-row table:style-name="ro1">
          <table:table-cell office:value-type="float" office:value="419" table:formula="of:=MIN([.A37];[.B36])+[.A14]" table:style-name="ce5">
            <text:p>419</text:p>
          </table:table-cell>
          <table:table-cell office:value-type="float" office:value="402" table:formula="of:=MIN([.B37];[.C36])+[.B14]" table:style-name="ce6">
            <text:p>402</text:p>
          </table:table-cell>
          <table:table-cell office:value-type="float" office:value="385" table:formula="of:=MIN([.C37];[.D36])+[.C14]" table:style-name="ce6">
            <text:p>385</text:p>
          </table:table-cell>
          <table:table-cell office:value-type="float" office:value="368" table:formula="of:=MIN([.D37];[.E36])+[.D14]" table:style-name="ce6">
            <text:p>368</text:p>
          </table:table-cell>
          <table:table-cell office:value-type="float" office:value="354" table:formula="of:=MIN([.E37];[.F36])+[.E14]" table:style-name="ce6">
            <text:p>354</text:p>
          </table:table-cell>
          <table:table-cell office:value-type="float" office:value="339" table:formula="of:=MIN([.F37];[.G36])+[.F14]" table:style-name="ce6">
            <text:p>339</text:p>
          </table:table-cell>
          <table:table-cell office:value-type="float" office:value="331" table:formula="of:=MIN([.G37];[.H36])+[.G14]" table:style-name="ce6">
            <text:p>331</text:p>
          </table:table-cell>
          <table:table-cell office:value-type="float" office:value="312" table:formula="of:=MIN([.H37];[.I36])+[.H14]" table:style-name="ce6">
            <text:p>312</text:p>
          </table:table-cell>
          <table:table-cell office:value-type="float" office:value="297" table:formula="of:=MIN([.I37];[.J36])+[.I14]" table:style-name="ce6">
            <text:p>297</text:p>
          </table:table-cell>
          <table:table-cell office:value-type="float" office:value="279" table:formula="of:=MIN([.J37];[.K36])+[.J14]" table:style-name="ce6">
            <text:p>279</text:p>
          </table:table-cell>
          <table:table-cell office:value-type="float" office:value="264" table:formula="of:=MIN([.K37];[.L36])+[.K14]" table:style-name="ce6">
            <text:p>264</text:p>
          </table:table-cell>
          <table:table-cell office:value-type="float" office:value="249" table:formula="of:=MIN([.L37];[.M36])+[.L14]" table:style-name="ce6">
            <text:p>249</text:p>
          </table:table-cell>
          <table:table-cell office:value-type="float" office:value="235" table:formula="of:=MIN([.M37];[.N36])+[.M14]" table:style-name="ce6">
            <text:p>235</text:p>
          </table:table-cell>
          <table:table-cell office:value-type="float" office:value="218" table:formula="of:=MIN([.N37];[.O36])+[.N14]" table:style-name="ce6">
            <text:p>218</text:p>
          </table:table-cell>
          <table:table-cell office:value-type="float" office:value="199" table:formula="of:=MIN([.O37];[.P36])+[.O14]" table:style-name="ce6">
            <text:p>199</text:p>
          </table:table-cell>
          <table:table-cell office:value-type="float" office:value="184" table:formula="of:=MIN([.P37];[.Q36])+[.P14]" table:style-name="ce6">
            <text:p>184</text:p>
          </table:table-cell>
          <table:table-cell office:value-type="float" office:value="174" table:formula="of:=MIN([.Q37];[.R36])+[.Q14]" table:style-name="ce6">
            <text:p>174</text:p>
          </table:table-cell>
          <table:table-cell office:value-type="float" office:value="158" table:formula="of:=MIN([.R37];[.S36])+[.R14]" table:style-name="ce6">
            <text:p>158</text:p>
          </table:table-cell>
          <table:table-cell office:value-type="float" office:value="145" table:formula="of:=MIN([.S37];[.T36])+[.S14]" table:style-name="ce6">
            <text:p>145</text:p>
          </table:table-cell>
          <table:table-cell office:value-type="float" office:value="128" table:formula="of:=MIN([.T37];[.U36])+[.T14]" table:style-name="ce7">
            <text:p>128</text:p>
          </table:table-cell>
          <table:table-cell table:number-columns-repeated="16364"/>
        </table:table-row>
        <table:table-row table:style-name="ro1">
          <table:table-cell office:value-type="float" office:value="403" table:formula="of:=MIN([.A38];[.B37])+[.A15]" table:style-name="ce5">
            <text:p>403</text:p>
          </table:table-cell>
          <table:table-cell office:value-type="float" office:value="386" table:formula="of:=MIN([.B38];[.C37])+[.B15]" table:style-name="ce6">
            <text:p>386</text:p>
          </table:table-cell>
          <table:table-cell office:value-type="float" office:value="370" table:formula="of:=MIN([.C38];[.D37])+[.C15]" table:style-name="ce6">
            <text:p>370</text:p>
          </table:table-cell>
          <table:table-cell office:value-type="float" office:value="352" table:formula="of:=MIN([.D38];[.E37])+[.D15]" table:style-name="ce6">
            <text:p>352</text:p>
          </table:table-cell>
          <table:table-cell office:value-type="float" office:value="337" table:formula="of:=MIN([.E38];[.F37])+[.E15]" table:style-name="ce6">
            <text:p>337</text:p>
          </table:table-cell>
          <table:table-cell office:value-type="float" office:value="321" table:formula="of:=MIN([.F38];[.G37])+[.F15]" table:style-name="ce6">
            <text:p>321</text:p>
          </table:table-cell>
          <table:table-cell office:value-type="float" office:value="321" table:formula="of:=MIN([.G38];[.H37])+[.G15]" table:style-name="ce6">
            <text:p>321</text:p>
          </table:table-cell>
          <table:table-cell office:value-type="float" office:value="305" table:formula="of:=MIN([.H38];[.I37])+[.H15]" table:style-name="ce6">
            <text:p>305</text:p>
          </table:table-cell>
          <table:table-cell office:value-type="float" office:value="285" table:formula="of:=MIN([.I38];[.J37])+[.I15]" table:style-name="ce6">
            <text:p>285</text:p>
          </table:table-cell>
          <table:table-cell office:value-type="float" office:value="266" table:formula="of:=MIN([.J38];[.K37])+[.J15]" table:style-name="ce6">
            <text:p>266</text:p>
          </table:table-cell>
          <table:table-cell office:value-type="float" office:value="249" table:formula="of:=MIN([.K38];[.L37])+[.K15]" table:style-name="ce6">
            <text:p>249</text:p>
          </table:table-cell>
          <table:table-cell office:value-type="float" office:value="233" table:formula="of:=MIN([.L38];[.M37])+[.L15]" table:style-name="ce6">
            <text:p>233</text:p>
          </table:table-cell>
          <table:table-cell office:value-type="float" office:value="224" table:formula="of:=MIN([.M38];[.N37])+[.M15]" table:style-name="ce6">
            <text:p>224</text:p>
          </table:table-cell>
          <table:table-cell office:value-type="float" office:value="204" table:formula="of:=MIN([.N38];[.O37])+[.N15]" table:style-name="ce6">
            <text:p>204</text:p>
          </table:table-cell>
          <table:table-cell office:value-type="float" office:value="184" table:formula="of:=MIN([.O38];[.P37])+[.O15]" table:style-name="ce6">
            <text:p>184</text:p>
          </table:table-cell>
          <table:table-cell office:value-type="float" office:value="169" table:formula="of:=MIN([.P38];[.Q37])+[.P15]" table:style-name="ce6">
            <text:p>169</text:p>
          </table:table-cell>
          <table:table-cell office:value-type="float" office:value="155" table:formula="of:=MIN([.Q38];[.R37])+[.Q15]" table:style-name="ce6">
            <text:p>155</text:p>
          </table:table-cell>
          <table:table-cell office:value-type="float" office:value="141" table:formula="of:=MIN([.R38];[.S37])+[.R15]" table:style-name="ce6">
            <text:p>141</text:p>
          </table:table-cell>
          <table:table-cell office:value-type="float" office:value="127" table:formula="of:=MIN([.S38];[.T37])+[.S15]" table:style-name="ce6">
            <text:p>127</text:p>
          </table:table-cell>
          <table:table-cell office:value-type="float" office:value="112" table:formula="of:=MIN([.T38];[.U37])+[.T15]" table:style-name="ce7">
            <text:p>112</text:p>
          </table:table-cell>
          <table:table-cell table:number-columns-repeated="16364"/>
        </table:table-row>
        <table:table-row table:style-name="ro1">
          <table:table-cell office:value-type="float" office:value="403" table:formula="of:=MIN([.A39];[.B38])+[.A16]" table:style-name="ce5">
            <text:p>403</text:p>
          </table:table-cell>
          <table:table-cell office:value-type="float" office:value="387" table:formula="of:=MIN([.B39];[.C38])+[.B16]" table:style-name="ce6">
            <text:p>387</text:p>
          </table:table-cell>
          <table:table-cell office:value-type="float" office:value="367" table:formula="of:=MIN([.C39];[.D38])+[.C16]" table:style-name="ce6">
            <text:p>367</text:p>
          </table:table-cell>
          <table:table-cell office:value-type="float" office:value="351" table:formula="of:=MIN([.D39];[.E38])+[.D16]" table:style-name="ce6">
            <text:p>351</text:p>
          </table:table-cell>
          <table:table-cell office:value-type="float" office:value="331" table:formula="of:=MIN([.E39];[.F38])+[.E16]" table:style-name="ce6">
            <text:p>331</text:p>
          </table:table-cell>
          <table:table-cell office:value-type="float" office:value="314" table:formula="of:=MIN([.F39];[.G38])+[.F16]" table:style-name="ce6">
            <text:p>314</text:p>
          </table:table-cell>
          <table:table-cell office:value-type="float" office:value="306" table:formula="of:=MIN([.G39];[.H38])+[.G16]" table:style-name="ce6">
            <text:p>306</text:p>
          </table:table-cell>
          <table:table-cell office:value-type="float" office:value="286" table:formula="of:=MIN([.H39];[.I38])+[.H16]" table:style-name="ce6">
            <text:p>286</text:p>
          </table:table-cell>
          <table:table-cell office:value-type="float" office:value="266" table:formula="of:=MIN([.I39];[.J38])+[.I16]" table:style-name="ce6">
            <text:p>266</text:p>
          </table:table-cell>
          <table:table-cell office:value-type="float" office:value="249" table:formula="of:=MIN([.J39];[.K38])+[.J16]" table:style-name="ce6">
            <text:p>249</text:p>
          </table:table-cell>
          <table:table-cell office:value-type="float" office:value="236" table:formula="of:=MIN([.K39];[.L38])+[.K16]" table:style-name="ce6">
            <text:p>236</text:p>
          </table:table-cell>
          <table:table-cell office:value-type="float" office:value="218" table:formula="of:=MIN([.L39];[.M38])+[.L16]" table:style-name="ce6">
            <text:p>218</text:p>
          </table:table-cell>
          <table:table-cell office:value-type="float" office:value="204" table:formula="of:=MIN([.M39];[.N38])+[.M16]" table:style-name="ce6">
            <text:p>204</text:p>
          </table:table-cell>
          <table:table-cell office:value-type="float" office:value="190" table:formula="of:=MIN([.N39];[.O38])+[.N16]" table:style-name="ce6">
            <text:p>190</text:p>
          </table:table-cell>
          <table:table-cell office:value-type="float" office:value="174" table:formula="of:=MIN([.O39];[.P38])+[.O16]" table:style-name="ce6">
            <text:p>174</text:p>
          </table:table-cell>
          <table:table-cell office:value-type="float" office:value="154" table:formula="of:=MIN([.P39];[.Q38])+[.P16]" table:style-name="ce6">
            <text:p>154</text:p>
          </table:table-cell>
          <table:table-cell office:value-type="float" office:value="135" table:formula="of:=MIN([.Q39];[.R38])+[.Q16]" table:style-name="ce6">
            <text:p>135</text:p>
          </table:table-cell>
          <table:table-cell office:value-type="float" office:value="123" table:formula="of:=MIN([.R39];[.S38])+[.R16]" table:style-name="ce6">
            <text:p>123</text:p>
          </table:table-cell>
          <table:table-cell office:value-type="float" office:value="107" table:formula="of:=MIN([.S39];[.T38])+[.S16]" table:style-name="ce6">
            <text:p>107</text:p>
          </table:table-cell>
          <table:table-cell office:value-type="float" office:value="92" table:formula="of:=MIN([.T39];[.U38])+[.T16]" table:style-name="ce7">
            <text:p>92</text:p>
          </table:table-cell>
          <table:table-cell table:number-columns-repeated="16364"/>
        </table:table-row>
        <table:table-row table:style-name="ro1">
          <table:table-cell office:value-type="float" office:value="388" table:formula="of:=MIN([.A40];[.B39])+[.A17]" table:style-name="ce5">
            <text:p>388</text:p>
          </table:table-cell>
          <table:table-cell office:value-type="float" office:value="371" table:formula="of:=MIN([.B40];[.C39])+[.B17]" table:style-name="ce6">
            <text:p>371</text:p>
          </table:table-cell>
          <table:table-cell office:value-type="float" office:value="352" table:formula="of:=MIN([.C40];[.D39])+[.C17]" table:style-name="ce6">
            <text:p>352</text:p>
          </table:table-cell>
          <table:table-cell office:value-type="float" office:value="333" table:formula="of:=MIN([.D40];[.E39])+[.D17]" table:style-name="ce6">
            <text:p>333</text:p>
          </table:table-cell>
          <table:table-cell office:value-type="float" office:value="313" table:formula="of:=MIN([.E40];[.F39])+[.E17]" table:style-name="ce6">
            <text:p>313</text:p>
          </table:table-cell>
          <table:table-cell office:value-type="float" office:value="299" table:formula="of:=MIN([.F40];[.G39])+[.F17]" table:style-name="ce6">
            <text:p>299</text:p>
          </table:table-cell>
          <table:table-cell office:value-type="float" office:value="286" table:formula="of:=MIN([.G40];[.H39])+[.G17]" table:style-name="ce6">
            <text:p>286</text:p>
          </table:table-cell>
          <table:table-cell office:value-type="float" office:value="269" table:formula="of:=MIN([.H40];[.I39])+[.H17]" table:style-name="ce6">
            <text:p>269</text:p>
          </table:table-cell>
          <table:table-cell office:value-type="float" office:value="254" table:formula="of:=MIN([.I40];[.J39])+[.I17]" table:style-name="ce6">
            <text:p>254</text:p>
          </table:table-cell>
          <table:table-cell office:value-type="float" office:value="234" table:formula="of:=MIN([.J40];[.K39])+[.J17]" table:style-name="ce6">
            <text:p>234</text:p>
          </table:table-cell>
          <table:table-cell office:value-type="float" office:value="217" table:formula="of:=MIN([.K40];[.L39])+[.K17]" table:style-name="ce6">
            <text:p>217</text:p>
          </table:table-cell>
          <table:table-cell office:value-type="float" office:value="203" table:formula="of:=MIN([.L40];[.M39])+[.L17]" table:style-name="ce6">
            <text:p>203</text:p>
          </table:table-cell>
          <table:table-cell office:value-type="float" office:value="184" table:formula="of:=MIN([.M40];[.N39])+[.M17]" table:style-name="ce6">
            <text:p>184</text:p>
          </table:table-cell>
          <table:table-cell office:value-type="float" office:value="173" table:formula="of:=MIN([.N40];[.O39])+[.N17]" table:style-name="ce6">
            <text:p>173</text:p>
          </table:table-cell>
          <table:table-cell office:value-type="float" office:value="156" table:formula="of:=MIN([.O40];[.P39])+[.O17]" table:style-name="ce6">
            <text:p>156</text:p>
          </table:table-cell>
          <table:table-cell office:value-type="float" office:value="139" table:formula="of:=MIN([.P40];[.Q39])+[.P17]" table:style-name="ce6">
            <text:p>139</text:p>
          </table:table-cell>
          <table:table-cell office:value-type="float" office:value="120" table:formula="of:=MIN([.Q40];[.R39])+[.Q17]" table:style-name="ce6">
            <text:p>120</text:p>
          </table:table-cell>
          <table:table-cell office:value-type="float" office:value="109" table:formula="of:=MIN([.R40];[.S39])+[.R17]" table:style-name="ce6">
            <text:p>109</text:p>
          </table:table-cell>
          <table:table-cell office:value-type="float" office:value="89" table:formula="of:=MIN([.S40];[.T39])+[.S17]" table:style-name="ce6">
            <text:p>89</text:p>
          </table:table-cell>
          <table:table-cell office:value-type="float" office:value="72" table:formula="of:=MIN([.T40];[.U39])+[.T17]" table:style-name="ce7">
            <text:p>72</text:p>
          </table:table-cell>
          <table:table-cell table:number-columns-repeated="16364"/>
        </table:table-row>
        <table:table-row table:style-name="ro1">
          <table:table-cell office:value-type="float" office:value="373" table:formula="of:=MIN([.A41];[.B40])+[.A18]" table:style-name="ce5">
            <text:p>373</text:p>
          </table:table-cell>
          <table:table-cell office:value-type="float" office:value="354" table:formula="of:=MIN([.B41];[.C40])+[.B18]" table:style-name="ce6">
            <text:p>354</text:p>
          </table:table-cell>
          <table:table-cell office:value-type="float" office:value="334" table:formula="of:=MIN([.C41];[.D40])+[.C18]" table:style-name="ce6">
            <text:p>334</text:p>
          </table:table-cell>
          <table:table-cell office:value-type="float" office:value="314" table:formula="of:=MIN([.D41];[.E40])+[.D18]" table:style-name="ce6">
            <text:p>314</text:p>
          </table:table-cell>
          <table:table-cell office:value-type="float" office:value="298" table:formula="of:=MIN([.E41];[.F40])+[.E18]" table:style-name="ce6">
            <text:p>298</text:p>
          </table:table-cell>
          <table:table-cell office:value-type="float" office:value="282" table:formula="of:=MIN([.F41];[.G40])+[.F18]" table:style-name="ce6">
            <text:p>282</text:p>
          </table:table-cell>
          <table:table-cell office:value-type="float" office:value="266" table:formula="of:=MIN([.G41];[.H40])+[.G18]" table:style-name="ce6">
            <text:p>266</text:p>
          </table:table-cell>
          <table:table-cell office:value-type="float" office:value="251" table:formula="of:=MIN([.H41];[.I40])+[.H18]" table:style-name="ce6">
            <text:p>251</text:p>
          </table:table-cell>
          <table:table-cell office:value-type="float" office:value="236" table:formula="of:=MIN([.I41];[.J40])+[.I18]" table:style-name="ce6">
            <text:p>236</text:p>
          </table:table-cell>
          <table:table-cell office:value-type="float" office:value="220" table:formula="of:=MIN([.J41];[.K40])+[.J18]" table:style-name="ce6">
            <text:p>220</text:p>
          </table:table-cell>
          <table:table-cell office:value-type="float" office:value="201" table:formula="of:=MIN([.K41];[.L40])+[.K18]" table:style-name="ce6">
            <text:p>201</text:p>
          </table:table-cell>
          <table:table-cell office:value-type="float" office:value="186" table:formula="of:=MIN([.L41];[.M40])+[.L18]" table:style-name="ce6">
            <text:p>186</text:p>
          </table:table-cell>
          <table:table-cell office:value-type="float" office:value="169" table:formula="of:=MIN([.M41];[.N40])+[.M18]" table:style-name="ce6">
            <text:p>169</text:p>
          </table:table-cell>
          <table:table-cell office:value-type="float" office:value="156" table:formula="of:=MIN([.N41];[.O40])+[.N18]" table:style-name="ce6">
            <text:p>156</text:p>
          </table:table-cell>
          <table:table-cell office:value-type="float" office:value="138" table:formula="of:=MIN([.O41];[.P40])+[.O18]" table:style-name="ce6">
            <text:p>138</text:p>
          </table:table-cell>
          <table:table-cell office:value-type="float" office:value="121" table:formula="of:=MIN([.P41];[.Q40])+[.P18]" table:style-name="ce6">
            <text:p>121</text:p>
          </table:table-cell>
          <table:table-cell office:value-type="float" office:value="104" table:formula="of:=MIN([.Q41];[.R40])+[.Q18]" table:style-name="ce6">
            <text:p>104</text:p>
          </table:table-cell>
          <table:table-cell office:value-type="float" office:value="90" table:formula="of:=MIN([.R41];[.S40])+[.R18]" table:style-name="ce6">
            <text:p>90</text:p>
          </table:table-cell>
          <table:table-cell office:value-type="float" office:value="71" table:formula="of:=MIN([.S41];[.T40])+[.S18]" table:style-name="ce6">
            <text:p>71</text:p>
          </table:table-cell>
          <table:table-cell office:value-type="float" office:value="54" table:formula="of:=MIN([.T41];[.U40])+[.T18]" table:style-name="ce7">
            <text:p>54</text:p>
          </table:table-cell>
          <table:table-cell table:number-columns-repeated="16364"/>
        </table:table-row>
        <table:table-row table:style-name="ro1">
          <table:table-cell office:value-type="float" office:value="363" table:formula="of:=MIN([.A42];[.B41])+[.A19]" table:style-name="ce5">
            <text:p>363</text:p>
          </table:table-cell>
          <table:table-cell office:value-type="float" office:value="347" table:formula="of:=MIN([.B42];[.C41])+[.B19]" table:style-name="ce6">
            <text:p>347</text:p>
          </table:table-cell>
          <table:table-cell office:value-type="float" office:value="330" table:formula="of:=MIN([.C42];[.D41])+[.C19]" table:style-name="ce6">
            <text:p>330</text:p>
          </table:table-cell>
          <table:table-cell office:value-type="float" office:value="311" table:formula="of:=MIN([.D42];[.E41])+[.D19]" table:style-name="ce6">
            <text:p>311</text:p>
          </table:table-cell>
          <table:table-cell office:value-type="float" office:value="292" table:formula="of:=MIN([.E42];[.F41])+[.E19]" table:style-name="ce6">
            <text:p>292</text:p>
          </table:table-cell>
          <table:table-cell office:value-type="float" office:value="275" table:formula="of:=MIN([.F42];[.G41])+[.F19]" table:style-name="ce6">
            <text:p>275</text:p>
          </table:table-cell>
          <table:table-cell office:value-type="float" office:value="259" table:formula="of:=MIN([.G42];[.H41])+[.G19]" table:style-name="ce6">
            <text:p>259</text:p>
          </table:table-cell>
          <table:table-cell office:value-type="float" office:value="241" table:formula="of:=MIN([.H42];[.I41])+[.H19]" table:style-name="ce6">
            <text:p>241</text:p>
          </table:table-cell>
          <table:table-cell office:value-type="float" office:value="226" table:formula="of:=MIN([.I42];[.J41])+[.I19]" table:style-name="ce6">
            <text:p>226</text:p>
          </table:table-cell>
          <table:table-cell office:value-type="float" office:value="207" table:formula="of:=MIN([.J42];[.K41])+[.J19]" table:style-name="ce6">
            <text:p>207</text:p>
          </table:table-cell>
          <table:table-cell office:value-type="float" office:value="192" table:formula="of:=MIN([.K42];[.L41])+[.K19]" table:style-name="ce6">
            <text:p>192</text:p>
          </table:table-cell>
          <table:table-cell office:value-type="float" office:value="174" table:formula="of:=MIN([.L42];[.M41])+[.L19]" table:style-name="ce6">
            <text:p>174</text:p>
          </table:table-cell>
          <table:table-cell office:value-type="float" office:value="154" table:formula="of:=MIN([.M42];[.N41])+[.M19]" table:style-name="ce6">
            <text:p>154</text:p>
          </table:table-cell>
          <table:table-cell office:value-type="float" office:value="139" table:formula="of:=MIN([.N42];[.O41])+[.N19]" table:style-name="ce6">
            <text:p>139</text:p>
          </table:table-cell>
          <table:table-cell office:value-type="float" office:value="122" table:formula="of:=MIN([.O42];[.P41])+[.O19]" table:style-name="ce6">
            <text:p>122</text:p>
          </table:table-cell>
          <table:table-cell office:value-type="float" office:value="102" table:formula="of:=MIN([.P42];[.Q41])+[.P19]" table:style-name="ce6">
            <text:p>102</text:p>
          </table:table-cell>
          <table:table-cell office:value-type="float" office:value="88" table:formula="of:=MIN([.Q42];[.R41])+[.Q19]" table:style-name="ce6">
            <text:p>88</text:p>
          </table:table-cell>
          <table:table-cell office:value-type="float" office:value="70" table:formula="of:=MIN([.R42];[.S41])+[.R19]" table:style-name="ce6">
            <text:p>70</text:p>
          </table:table-cell>
          <table:table-cell office:value-type="float" office:value="52" table:formula="of:=MIN([.S42];[.T41])+[.S19]" table:style-name="ce6">
            <text:p>52</text:p>
          </table:table-cell>
          <table:table-cell office:value-type="float" office:value="36" table:formula="of:=MIN([.T42];[.U41])+[.T19]" table:style-name="ce7">
            <text:p>36</text:p>
          </table:table-cell>
          <table:table-cell table:number-columns-repeated="16364"/>
        </table:table-row>
        <table:table-row table:style-name="ro4">
          <table:table-cell office:value-type="float" office:value="345" table:formula="of:=MIN([.A43];[.B42])+[.A20]" table:style-name="ce8">
            <text:p>345</text:p>
          </table:table-cell>
          <table:table-cell office:value-type="float" office:value="330" table:formula="of:=MIN([.B43];[.C42])+[.B20]" table:style-name="ce9">
            <text:p>330</text:p>
          </table:table-cell>
          <table:table-cell office:value-type="float" office:value="313" table:formula="of:=MIN([.C43];[.D42])+[.C20]" table:style-name="ce9">
            <text:p>313</text:p>
          </table:table-cell>
          <table:table-cell office:value-type="float" office:value="297" table:formula="of:=MIN([.D43];[.E42])+[.D20]" table:style-name="ce9">
            <text:p>297</text:p>
          </table:table-cell>
          <table:table-cell office:value-type="float" office:value="280" table:formula="of:=MIN([.E43];[.F42])+[.E20]" table:style-name="ce9">
            <text:p>280</text:p>
          </table:table-cell>
          <table:table-cell office:value-type="float" office:value="262" table:formula="of:=MIN([.F43];[.G42])+[.F20]" table:style-name="ce9">
            <text:p>262</text:p>
          </table:table-cell>
          <table:table-cell office:value-type="float" office:value="246" table:formula="of:=MIN([.G43];[.H42])+[.G20]" table:style-name="ce9">
            <text:p>246</text:p>
          </table:table-cell>
          <table:table-cell office:value-type="float" office:value="228" table:formula="of:=MIN([.H43];[.I42])+[.H20]" table:style-name="ce9">
            <text:p>228</text:p>
          </table:table-cell>
          <table:table-cell office:value-type="float" office:value="210" table:formula="of:=MIN([.I43];[.J42])+[.I20]" table:style-name="ce9">
            <text:p>210</text:p>
          </table:table-cell>
          <table:table-cell office:value-type="float" office:value="190" table:formula="of:=MIN([.J43];[.K42])+[.J20]" table:style-name="ce9">
            <text:p>190</text:p>
          </table:table-cell>
          <table:table-cell office:value-type="float" office:value="174" table:formula="of:=MIN([.K43];[.L42])+[.K20]" table:style-name="ce9">
            <text:p>174</text:p>
          </table:table-cell>
          <table:table-cell office:value-type="float" office:value="159" table:formula="of:=MIN([.L43];[.M42])+[.L20]" table:style-name="ce9">
            <text:p>159</text:p>
          </table:table-cell>
          <table:table-cell office:value-type="float" office:value="139" table:formula="of:=MIN([.M43];[.N42])+[.M20]" table:style-name="ce9">
            <text:p>139</text:p>
          </table:table-cell>
          <table:table-cell office:value-type="float" office:value="119" table:formula="of:=MIN([.N43];[.O42])+[.N20]" table:style-name="ce9">
            <text:p>119</text:p>
          </table:table-cell>
          <table:table-cell office:value-type="float" office:value="103" table:formula="of:=MIN([.O43];[.P42])+[.O20]" table:style-name="ce9">
            <text:p>103</text:p>
          </table:table-cell>
          <table:table-cell office:value-type="float" office:value="85" table:formula="of:=MIN([.P43];[.Q42])+[.P20]" table:style-name="ce9">
            <text:p>85</text:p>
          </table:table-cell>
          <table:table-cell office:value-type="float" office:value="70" table:formula="of:=MIN([.Q43];[.R42])+[.Q20]" table:style-name="ce9">
            <text:p>70</text:p>
          </table:table-cell>
          <table:table-cell office:value-type="float" office:value="50" table:formula="of:=MIN([.R43];[.S42])+[.R20]" table:style-name="ce9">
            <text:p>50</text:p>
          </table:table-cell>
          <table:table-cell office:value-type="float" office:value="35" table:formula="of:=MIN([.S43];[.T42])+[.S20]" table:style-name="ce9">
            <text:p>35</text:p>
          </table:table-cell>
          <table:table-cell office:value-type="float" office:value="20" table:formula="of:=MIN([.T43];[.U42])+[.T20]" table:style-name="ce10">
            <text:p>2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5">
          <table:table-cell table:style-name="ce11"/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8" table:style-name="ce1"/>
          <table:table-cell table:style-name="ce12"/>
          <table:table-cell table:number-columns-repeated="16375" table:style-name="ce1"/>
        </table:table-row>
        <table:table-row table:number-rows-repeated="2" table:style-name="ro2">
          <table:table-cell table:number-columns-repeated="8"/>
          <table:table-cell table:style-name="ce12"/>
          <table:table-cell table:number-columns-repeated="16375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8"/>
          <table:table-cell table:style-name="ce12"/>
          <table:table-cell table:number-columns-repeated="16375"/>
        </table:table-row>
        <table:table-row table:number-rows-repeated="1048521" table:style-name="ro2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09:10Z</dc:date>
  </office:meta>
</office:document-meta>
</file>